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233143" style:font-name="Times New Roman" fo:font-size="20pt" style:font-size-asian="20pt" style:font-name-complex="Arial" style:font-size-complex="20pt"/>
    </style:style>
    <style:style style:name="P3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4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margin-top="0in" fo:margin-bottom="0in"/>
      <style:text-properties fo:color="#ff3333" style:font-name="Times New Roman" fo:font-size="13pt" style:text-underline-style="none" style:font-size-asian="13pt" style:font-name-complex="Arial" style:font-size-complex="13pt"/>
    </style:style>
    <style:style style:name="P6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style:font-size-asian="13pt" style:font-name-complex="Arial" style:font-size-complex="13pt"/>
    </style:style>
    <style:style style:name="P7" style:family="paragraph" style:parent-style-name="Standard">
      <style:paragraph-properties fo:margin-top="0in" fo:margin-bottom="0in"/>
      <style:text-properties fo:color="#000000" style:font-name="Times New Roman" fo:font-size="13pt" style:text-underline-style="none" style:font-size-asian="13pt" style:font-name-complex="Arial" style:font-size-complex="13pt"/>
    </style:style>
    <style:style style:name="P8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9" style:family="paragraph" style:parent-style-name="Standard" style:list-style-name="L1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10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margin-top="0in" fo:margin-bottom="0in"/>
      <style:text-properties fo:color="#000000" style:font-name="Times New Roman" fo:font-size="18pt" fo:font-weight="bold" style:font-size-asian="18pt" style:font-weight-asian="bold" style:font-name-complex="Arial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ecture 4</text:p>
      <text:p text:style-name="P1"/>
      <text:p text:style-name="P1"/>
      <text:p text:style-name="P1"/>
      <text:p text:style-name="P1"/>
      <text:p text:style-name="P1">reading</text:p>
      <text:p text:style-name="P1">Base class</text:p>
      <text:p text:style-name="P1">Derived class: only one direct base class, not include constructor finalizer</text:p>
      <text:p text:style-name="P1">Transitive c derived from b, b derived from a, c inherit the members from</text:p>
      <text:p text:style-name="P1">struct so not support inheritance, but implement interface</text:p>
      <text:p text:style-name="P1">static constructor to initialize static member, automatically before any instance is created</text:p>
      <text:p text:style-name="P1">abstract must be overridden (unless itself is abstract)</text:p>
      <text:p text:style-name="P1">virtual can be overridden</text:p>
      <text:p text:style-name="P1">new hides an accessible base method</text:p>
      <text:p text:style-name="P1">: base class</text:p>
      <text:p text:style-name="P1">abstract class: cannot be instantiated, zero or more abstract methods, parameters and return type</text:p>
      <text:p text:style-name="P1">interface not is a relationship</text:p>
      <text:p text:style-name="P1">sealed <text:s/>same as final</text:p>
      <text:p text:style-name="P1"/>
      <text:p text:style-name="P1"/>
      <text:p text:style-name="P1"/>
      <text:p text:style-name="P2">Lecture</text:p>
      <text:p text:style-name="P2"/>
      <text:p text:style-name="P1">See <text:span text:style-name="T1">HelloVisualStudio.ConsoleApp</text:span> and <text:span text:style-name="T1">HelloVisualStudio.Library</text:span> for notes</text:p>
      <text:p text:style-name="P3">/// xml comment – required for project 0</text:p>
      <text:p text:style-name="P3">inaccessible due to its protection level – access modifiers wrong</text:p>
      <text:p text:style-name="P3">static methods cant implement interface, do not have inheritance</text:p>
      <text:p text:style-name="P3"/>
      <text:p text:style-name="P3">move files between projects = copy and paste files, need to remove duplicates</text:p>
      <text:p text:style-name="P5">namespace help prevent naming conflicts, what does namespace do?</text:p>
      <text:p text:style-name="P7">project by default cannot see each other at all, need reference files</text:p>
      <text:p text:style-name="P3"><text:span text:style-name="T2">1. Manual: </text:span>command line go to the folder that needs to see(consoleApp needs to see libray)</text:p>
      <text:p text:style-name="P3">dotnet add ref path → consoleApp.cproj file( see snippet “dependency”)</text:p>
      <text:list xml:id="list43252225718939265" text:style-name="L1">
        <text:list-item>
          <text:p text:style-name="P9">Visual Studio GUI: project dependedcy, add project reference, check</text:p>
        </text:list-item>
      </text:list>
      <text:p text:style-name="P3">using does not support * wild card</text:p>
      <text:p text:style-name="P3"/>
      <text:p text:style-name="P3"/>
      <text:p text:style-name="P4"><text:soft-page-break/>RockPaperScissor MattM</text:p>
      <text:p text:style-name="P3">dotnet build, build solution, but not run if multiple csproj files exist on the same level</text:p>
      <text:p text:style-name="P3">bash command line space = \space</text:p>
      <text:p text:style-name="P3">switch expression on switch statment</text:p>
      <text:p text:style-name="P3">expression body on method signature</text:p>
      <text:p text:style-name="P3">extract Interface → all public methods</text:p>
      <text:p text:style-name="P3">shift + tab <text:s/>move the entire block left by a tab</text:p>
      <text:p text:style-name="P3">delegates method that runs a method (function)</text:p>
      <text:p text:style-name="P3"/>
      <text:p text:style-name="P11">events</text:p>
      <text:p text:style-name="P3">not a type, like a property, class member</text:p>
      <text:p text:style-name="P3">Windows Forms desktop application, event give up order on how things run</text:p>
      <text:p text:style-name="P3">// method is a delegate type</text:p>
      <text:p text:style-name="P3">public event EventHandler&lt;FileListArgs&gt; progress</text:p>
      <text:p text:style-name="P3"/>
      <text:p text:style-name="P4">event gets fired when its condition is satisfied</text:p>
      <text:p text:style-name="P4">event is subscribed in main logic usually Main()</text:p>
      <text:p text:style-name="P3">event += subscribe eventhandler </text:p>
      <text:p text:style-name="P3">event -= unsubscribe eventhandler</text:p>
      <text:p text:style-name="P3"/>
      <text:p text:style-name="P4">declare a local variable for the event handler, unscub remove it; lambda exp not work</text:p>
      <text:p text:style-name="P4"/>
      <text:p text:style-name="P3">can have multiple subscribers to one event, run one after the other</text:p>
      <text:p text:style-name="P3">WinHappened(2) → xmethod(2) </text:p>
      <text:p text:style-name="P3"><text:tab/><text:tab/><text:tab/>→ ymethod(2)</text:p>
      <text:p text:style-name="P3"/>
      <text:p text:style-name="P3">x =&gt; x <text:span text:style-name="T1">??</text:span> “r” if x is null x = r</text:p>
      <text:p text:style-name="P3">when none sub an event, but tried to fire it ,will get an <text:span text:style-name="T1">Null reference expcetion</text:span></text:p>
      <text:p text:style-name="P3">WinHappended<text:span text:style-name="T1">?.</text:span>Invoke(); catch null exception</text:p>
      <text:p text:style-name="P3"/>
      <text:p text:style-name="P11">serialization</text:p>
      <text:p text:style-name="P3">1. get data out of CLR </text:p>
      <text:p text:style-name="P3">serialization: collect data you want to store arrange them as a stream of bytes</text:p>
      <text:p text:style-name="P3">deserialization: create .net objects from byte data</text:p>
      <text:p text:style-name="P3"/>
      <text:p text:style-name="P3"/>
      <text:p text:style-name="P3">serialization format</text:p>
      <text:p text:style-name="P3">binary: space and time efficient, but not human readable</text:p>
      <text:p text:style-name="P3">protobuf</text:p>
      <text:p text:style-name="P3"><text:soft-page-break/>custom</text:p>
      <text:p text:style-name="P3">text: human readable writable </text:p>
      <text:p text:style-name="P3">csv, xml, json, custom</text:p>
      <text:p text:style-name="P3">pick established over custom, libraries that handle serialization and deserialization</text:p>
      <text:p text:style-name="P3">preferred to serialize a class over local variables</text:p>
      <text:p text:style-name="P3">different format has different serialization approaches</text:p>
      <text:p text:style-name="P3">Json file stores enough information to rebuild a new object </text:p>
      <text:p text:style-name="P3">Json format can be used by other programs</text:p>
      <text:p text:style-name="P3">within the nearest set of curly braces</text:p>
      <text:p text:style-name="P3"/>
      <text:p text:style-name="P3">declare a path and create an object that handles Read() and Write()</text:p>
      <text:p text:style-name="P3">when to call Read(), when stored data is needed to carry out a new round of tasks</text:p>
      <text:p text:style-name="P3">when to call Write(), after the main task has ended</text:p>
      <text:p text:style-name="P3">JsonPropertyName </text:p>
      <text:p text:style-name="P3">JsonIgnore</text:p>
      <text:p text:style-name="P3"/>
      <text:p text:style-name="P3"/>
      <text:p text:style-name="P11">Idisposible</text:p>
      <text:p text:style-name="P3">.net CLR do not keep track of the disk</text:p>
      <text:p text:style-name="P3">open up Filehandle of OS does not know, </text:p>
      <text:p text:style-name="P3"/>
      <text:p text:style-name="P3"/>
      <text:p text:style-name="P3">try: <text:s/>caught excetion-&gt; catch, uncaught crashes</text:p>
      <text:p text:style-name="P3">catch: no exception, catch never run</text:p>
      <text:p text:style-name="P3">after try catch finally block, uncaught exception crashes</text:p>
      <text:p text:style-name="P3">finally for cleaning up</text:p>
      <text:p text:style-name="P3"/>
      <text:p text:style-name="P3"/>
      <text:p text:style-name="P11">Modifiers</text:p>
      <text:p text:style-name="P4">abstract</text:p>
      <text:p text:style-name="P3">abstract class : base class for derived classes to inherit from</text:p>
      <text:p text:style-name="P3">additional layer on top of interface that can have some abstract methods/ solid methods</text:p>
      <text:p text:style-name="P3">default value</text:p>
      <text:p text:style-name="P3"/>
      <text:p text:style-name="P3">abstract → must override </text:p>
      <text:p text:style-name="P3"><text:span text:style-name="T1">vitual</text:span> → use it directly, override </text:p>
      <text:p text:style-name="P3"/>
      <text:p text:style-name="P3"><text:span text:style-name="T1">new</text:span> method hiding, allows a child to have a method that has the same name from the parent</text:p>
      <text:p text:style-name="P3">which method called depends on the type of the object</text:p>
      <text:p text:style-name="P3"><text:soft-page-break/>when you want to have your ancestor's behaviors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7T09:02:02.76</dc:date>
    <meta:editing-cycles>28</meta:editing-cycles>
    <meta:editing-duration>P2DT40M38S</meta:editing-duration>
    <meta:document-statistic meta:table-count="0" meta:image-count="0" meta:object-count="0" meta:page-count="4" meta:paragraph-count="88" meta:word-count="638" meta:character-count="39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